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184" officeooo:paragraph-rsid="00082184"/>
    </style:style>
    <style:style style:name="P2" style:family="paragraph" style:parent-style-name="Standard">
      <style:text-properties fo:font-style="normal" fo:font-weight="bold" officeooo:rsid="00082184" officeooo:paragraph-rsid="00082184" style:font-style-asian="normal" style:font-weight-asian="bold" style:font-style-complex="normal" style:font-weight-complex="bold"/>
    </style:style>
    <style:style style:name="P3" style:family="paragraph" style:parent-style-name="Standard">
      <style:text-properties fo:font-style="normal" fo:font-weight="normal" officeooo:rsid="00082184" officeooo:paragraph-rsid="00082184" style:font-style-asian="normal" style:font-weight-asian="normal" style:font-style-complex="normal" style:font-weight-complex="normal"/>
    </style:style>
    <style:style style:name="P4" style:family="paragraph" style:parent-style-name="Standard">
      <style:text-properties officeooo:rsid="000990cd" officeooo:paragraph-rsid="000990cd"/>
    </style:style>
    <style:style style:name="P5" style:family="paragraph" style:parent-style-name="Standard">
      <style:text-properties officeooo:rsid="000990cd" officeooo:paragraph-rsid="000a8655"/>
    </style:style>
    <style:style style:name="P6" style:family="paragraph" style:parent-style-name="Standard">
      <style:text-properties officeooo:rsid="000a8655" officeooo:paragraph-rsid="000a8655"/>
    </style:style>
    <style:style style:name="P7" style:family="paragraph" style:parent-style-name="Standard">
      <style:text-properties officeooo:rsid="000ccc25" officeooo:paragraph-rsid="000ccc25"/>
    </style:style>
    <style:style style:name="P8" style:family="paragraph" style:parent-style-name="Standard">
      <style:text-properties officeooo:rsid="000a8655" officeooo:paragraph-rsid="000a8655"/>
    </style:style>
    <style:style style:name="P9" style:family="paragraph" style:parent-style-name="Standard">
      <style:text-properties officeooo:rsid="00082184" officeooo:paragraph-rsid="00082184"/>
    </style:style>
    <style:style style:name="P10" style:family="paragraph" style:parent-style-name="Standard">
      <style:text-properties fo:font-weight="bold" officeooo:rsid="000e2ff9" officeooo:paragraph-rsid="000e2ff9" style:font-weight-asian="bold" style:font-weight-complex="bold"/>
    </style:style>
    <style:style style:name="T1" style:family="text">
      <style:text-properties officeooo:rsid="000a8655"/>
    </style:style>
    <style:style style:name="T2" style:family="text">
      <style:text-properties officeooo:rsid="000c367f"/>
    </style:style>
    <style:style style:name="T3" style:family="text">
      <style:text-properties officeooo:rsid="000ccc25"/>
    </style:style>
    <style:style style:name="T4" style:family="text">
      <style:text-properties officeooo:rsid="000ce1f8"/>
    </style:style>
    <style:style style:name="T5" style:family="text">
      <style:text-properties officeooo:rsid="000e2f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9</text:p>
      <text:p text:style-name="P1">11/16/17</text:p>
      <text:p text:style-name="P1">Filename: <text:span text:style-name="T5">postlab</text:span>.pdf</text:p>
      <text:p text:style-name="P1">File Description: Lab 9 <text:span text:style-name="T5">Post-lab</text:span> Report</text:p>
      <text:p text:style-name="P1"/>
      <text:p text:style-name="P10">Dynamic Dispatch</text:p>
      <text:p text:style-name="P1"/>
      <text:p text:style-name="P2">Optimized Code</text:p>
      <text:p text:style-name="P3"><text:tab/>To compare assembly code generated without and without the -02 flag, I first created a simple C++ function that takes in an integer, and uses it to loop through zero and that integer. Every iteration of the loop, the function adds one to an integer that originally starts at 0. It returns the result. The function is, in actual practice, completely useless, because it effectively returns the same integer value that it takes in as a parameter. It should be useful, however, in analyzing how loops and function calls are represented on the assembly level. The function looks like this:</text:p>
      <text:p text:style-name="P3"/>
      <text:p text:style-name="P3">int loopFunc(int x) {</text:p>
      <text:p text:style-name="P3"><text:s text:c="2"/>int y = 0;</text:p>
      <text:p text:style-name="P3"><text:s text:c="2"/>for (int i=0; i &lt; x; i++)</text:p>
      <text:p text:style-name="P3"><text:s text:c="4"/>y++;</text:p>
      <text:p text:style-name="P3"><text:s text:c="2"/>return y;</text:p>
      <text:p text:style-name="P3">}</text:p>
      <text:p text:style-name="P3"/>
      <text:p text:style-name="P3"><text:tab/>In the main method of the same .cpp file, I initialize an integer z to equal loopFunc(4).</text:p>
      <text:p text:style-name="P3"/>
      <text:p text:style-name="P1">int main() {</text:p>
      <text:p text:style-name="P1"><text:s text:c="2"/>int z = loopFunc(4);</text:p>
      <text:p text:style-name="P1"><text:s text:c="2"/>return 0;</text:p>
      <text:p text:style-name="P1">}</text:p>
      <text:p text:style-name="P1"/>
      <text:p text:style-name="P1"><text:tab/>First, I compiled the .cpp file using the following following flags: -m64 -mllvm -x86-asm-syntax=intel -S -fomit-frame-pointer. This is how the loopFunc() function was represented in x86:</text:p>
      <text:p text:style-name="P4"/>
      <text:p text:style-name="P4"/>
      <text:p text:style-name="P4"><text:tab/>mov<text:tab/>dword ptr [rsp - 4], edi</text:p>
      <text:p text:style-name="P4"><text:tab/>mov<text:tab/>dword ptr [rsp - 8], 0</text:p>
      <text:p text:style-name="P4"><text:tab/>mov<text:tab/>dword ptr [rsp - 12], 0</text:p>
      <text:p text:style-name="P4">.LBB1_1: <text:s text:c="30"/></text:p>
      <text:p text:style-name="P4"><text:tab/>mov<text:tab/>eax, dword ptr [rsp - 12]</text:p>
      <text:p text:style-name="P4"><text:tab/>cmp<text:tab/>eax, dword ptr [rsp - 4]</text:p>
      <text:p text:style-name="P4"><text:tab/>jge<text:tab/>.LBB1_4 <text:s text:c="26"/></text:p>
      <text:p text:style-name="P4"><text:tab/>mov<text:tab/>eax, dword ptr [rsp - 8]</text:p>
      <text:p text:style-name="P4"><text:tab/>add<text:tab/>eax, 1</text:p>
      <text:p text:style-name="P4"><text:tab/>mov<text:tab/>dword ptr [rsp - 8], eax <text:s text:c="26"/></text:p>
      <text:p text:style-name="P4"><text:tab/>mov<text:tab/>eax, dword ptr [rsp - 12]</text:p>
      <text:p text:style-name="P4"><text:tab/>add<text:tab/>eax, 1</text:p>
      <text:p text:style-name="P4"><text:tab/>mov<text:tab/>dword ptr [rsp - 12], eax</text:p>
      <text:p text:style-name="P4"><text:tab/>jmp<text:tab/>.LBB1_1</text:p>
      <text:p text:style-name="P4">.LBB1_4:</text:p>
      <text:p text:style-name="P4"><text:soft-page-break/><text:tab/>mov<text:tab/>eax, dword ptr [rsp - 8]</text:p>
      <text:p text:style-name="P4"><text:tab/>re</text:p>
      <text:p text:style-name="P4"/>
      <text:p text:style-name="P5"><text:tab/><text:span text:style-name="T1">The loop is clearly evident in the x86 code. Every iteration, the routine jumps back up to the .LBB1_1 marker. One is added to the eax register each iteration. And at the end, the value that had been growing every iteration is moved to the return register, where the value is returned.</text:span>Here’s how the same function was represented in x86 when the -<text:span text:style-name="T1">O</text:span>2 flag was also included:</text:p>
      <text:p text:style-name="P4"/>
      <text:p text:style-name="P4">xor<text:tab/><text:tab/>eax, eax</text:p>
      <text:p text:style-name="P4">test<text:tab/><text:tab/>edi, edi</text:p>
      <text:p text:style-name="P4">cmovns<text:tab/>eax, edi</text:p>
      <text:p text:style-name="P4">ret</text:p>
      <text:p text:style-name="P4"/>
      <text:p text:style-name="P5"><text:tab/>The optimizer flag cleverly recognized what my loop function was doing. Because the loop function ended up returning the input value every time, the assembly code skipped the loop entirely. Instead, it simply <text:span text:style-name="T1">took</text:span> the value from the parameter register, edi, and <text:span text:style-name="T1">put</text:span> it into the return register, edx. </text:p>
      <text:p text:style-name="P5"><text:tab/><text:span text:style-name="T1">The difference between the x86 code for the caller function (in this case, the main method), was similarly striking. Without the -O2 flag the main method looked like this:</text:span></text:p>
      <text:p text:style-name="P6"><text:tab/></text:p>
      <text:p text:style-name="P6"><text:tab/>push<text:tab/>rax</text:p>
      <text:p text:style-name="P6">.Ltmp1:</text:p>
      <text:p text:style-name="P6"><text:tab/>.cfi_def_cfa_offset 16</text:p>
      <text:p text:style-name="P6"><text:tab/>mov<text:tab/>edi, 4</text:p>
      <text:p text:style-name="P6"><text:tab/>mov<text:tab/>dword ptr [rsp + 4], 0</text:p>
      <text:p text:style-name="P6"><text:tab/>call<text:tab/>_Z8loopFunci</text:p>
      <text:p text:style-name="P6"><text:tab/>xor<text:tab/>edi, edi</text:p>
      <text:p text:style-name="P6"><text:tab/>mov<text:tab/>dword ptr [rsp], eax</text:p>
      <text:p text:style-name="P6"><text:tab/>mov<text:tab/>eax, edi</text:p>
      <text:p text:style-name="P6"><text:tab/>pop<text:tab/>rcx</text:p>
      <text:p text:style-name="P6"><text:tab/>ret</text:p>
      <text:p text:style-name="P6"/>
      <text:p text:style-name="P6"><text:tab/>The value 4 is moved into the parameter register, so it can be passed into the <text:span text:style-name="T2">loopFunc(). The resulting value from the function call is stored in memory (int z). The edi register is promptly zeroed, and then <text:s/>that zero is moved to the return register, because the main method always returns 0. The x86 code is distinctly less interesting to analyze when the -O2 flag is used:</text:span></text:p>
      <text:p text:style-name="P5"/>
      <text:p text:style-name="P6">xor<text:tab/>eax, eax</text:p>
      <text:p text:style-name="P5"><text:span text:style-name="T1">ret</text:span> </text:p>
      <text:p text:style-name="P5"/>
      <text:p text:style-name="P5"><text:tab/><text:span text:style-name="T2">It’s clearly evident that the -O2 flag did not deem my task of making int z = loopFunc(4) worthy, and (as per the in-lab instruction’s warning) it was completely deleted. Presumably, initialize a value is not on its own necessary. These examples exhibit a few key ways that the -O2 flag optimizes code: for one, it looks at the input and output of a function. For one, if the body of the function can achieve the same input → output mapping in fewer steps, it will be rewritten in fewer steps. Second, any unused variables will be completely deleted. </text:span></text:p>
      <text:p text:style-name="P5"><text:tab/><text:span text:style-name="T3">For more compelling examples, I looked at the getNextPrime() method from lab 6 in x86. Without the -O2 flag, the x86 code looked like this:</text:span></text:p>
      <text:p text:style-name="P7">push<text:tab/>rax</text:p>
      <text:p text:style-name="P7"/>
      <text:p text:style-name="P7"><text:soft-page-break/>.Ltmp39:</text:p>
      <text:p text:style-name="P7"><text:tab/>.cfi_def_cfa_offset 16</text:p>
      <text:p text:style-name="P7"><text:tab/>mov<text:tab/>dword ptr [rsp + 4], edi</text:p>
      <text:p text:style-name="P7">.LBB11_1: <text:s text:c="30"/># =&gt;This Inner Loop Header: Depth=1</text:p>
      <text:p text:style-name="P7"><text:tab/>mov<text:tab/>eax, dword ptr [rsp + 4]</text:p>
      <text:p text:style-name="P7"><text:tab/>add<text:tab/>eax, 1</text:p>
      <text:p text:style-name="P7"><text:tab/>mov<text:tab/>dword ptr [rsp + 4], eax</text:p>
      <text:p text:style-name="P7"><text:tab/>mov<text:tab/>edi, eax</text:p>
      <text:p text:style-name="P7"><text:tab/>call<text:tab/>_Z10checkprimej</text:p>
      <text:p text:style-name="P7"><text:tab/>xor<text:tab/>al, -1</text:p>
      <text:p text:style-name="P7"><text:tab/>test<text:tab/>al, 1</text:p>
      <text:p text:style-name="P7"><text:tab/>jne<text:tab/>.LBB11_2</text:p>
      <text:p text:style-name="P7"><text:tab/>jmp<text:tab/>.LBB11_3</text:p>
      <text:p text:style-name="P7">.LBB11_2: <text:s text:c="30"/># <text:s text:c="2"/>in Loop: Header=BB11_1 Depth=1</text:p>
      <text:p text:style-name="P7"><text:tab/>jmp<text:tab/>.LBB11_1</text:p>
      <text:p text:style-name="P7">.LBB11_3:</text:p>
      <text:p text:style-name="P7"><text:tab/>mov<text:tab/>eax, dword ptr [rsp + 4]</text:p>
      <text:p text:style-name="P7"><text:tab/>pop<text:tab/>rcx</text:p>
      <text:p text:style-name="P7"><text:tab/>ret</text:p>
      <text:p text:style-name="P7"/>
      <text:p text:style-name="P7"><text:tab/>With the -O2 flag, the code looked like this:</text:p>
      <text:p text:style-name="P7"/>
      <text:p text:style-name="P7"><text:tab/>mov<text:tab/>ecx, edi</text:p>
      <text:p text:style-name="P7"><text:tab/>.align<text:tab/>16, 0x90</text:p>
      <text:p text:style-name="P7">.LBB5_1: <text:s text:c="30"/></text:p>
      <text:p text:style-name="P7"><text:tab/>inc<text:tab/>ecx</text:p>
      <text:p text:style-name="P7"><text:tab/>cmp<text:tab/>ecx, 2</text:p>
      <text:p text:style-name="P7"><text:tab/>jb<text:tab/>.LBB5_1</text:p>
      <text:p text:style-name="P7"><text:tab/>mov<text:tab/>eax, 2</text:p>
      <text:p text:style-name="P7"><text:tab/>je<text:tab/>.LBB5_6</text:p>
      <text:p text:style-name="P7"><text:tab/>test<text:tab/>cl, 1</text:p>
      <text:p text:style-name="P7"><text:tab/>je<text:tab/>.LBB5_1</text:p>
      <text:p text:style-name="P7"><text:tab/>mov<text:tab/>esi, 5</text:p>
      <text:p text:style-name="P7"><text:tab/>cmp<text:tab/>ecx, 9</text:p>
      <text:p text:style-name="P7"><text:tab/>jb<text:tab/>.LBB5_5</text:p>
      <text:p text:style-name="P7"><text:tab/>.align<text:tab/>16, 0x90</text:p>
      <text:p text:style-name="P7">.LBB5_8: <text:s text:c="31"/></text:p>
      <text:p text:style-name="P7"><text:tab/>lea<text:tab/>edi, [rsi - 2]</text:p>
      <text:p text:style-name="P7"><text:tab/>xor<text:tab/>edx, edx</text:p>
      <text:p text:style-name="P7"><text:tab/>mov<text:tab/>eax, ecx</text:p>
      <text:p text:style-name="P7"><text:tab/>div<text:tab/>edi</text:p>
      <text:p text:style-name="P7"><text:tab/>test<text:tab/>edx, edx</text:p>
      <text:p text:style-name="P7"><text:tab/>je<text:tab/>.LBB5_1</text:p>
      <text:p text:style-name="P7"><text:tab/>mov<text:tab/>eax, esi</text:p>
      <text:p text:style-name="P7"><text:tab/>imul<text:tab/>eax, eax</text:p>
      <text:p text:style-name="P7"><text:tab/>add<text:tab/>esi, 2</text:p>
      <text:p text:style-name="P7"><text:tab/>cmp<text:tab/>eax, ecx</text:p>
      <text:p text:style-name="P7"><text:tab/>jbe<text:tab/>.LBB5_8</text:p>
      <text:p text:style-name="P7">.LBB5_5:</text:p>
      <text:p text:style-name="P7"><text:soft-page-break/><text:tab/>mov<text:tab/>eax, ecx</text:p>
      <text:p text:style-name="P7">.LBB5_6: <text:s text:c="31"/># %.loopexit</text:p>
      <text:p text:style-name="P7"><text:tab/>ret</text:p>
      <text:p text:style-name="P7"/>
      <text:p text:style-name="P7"><text:tab/><text:span text:style-name="T4">Interestingly, this snippet of code actually got longer with the optimization! However, because massive number of times this function loops to generate prime numbers, even though the optimized code is more lines, it is still more efficient. At runtime, the optimized code will loop far fewer times than the code generated without the -O2 flag. Thus, the optimizer takes a lot of time (and some additional memory) preparing the code at compile-time in order to save a lot of time at run-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22:30:36.629683930</meta:creation-date>
    <dc:date>2017-11-17T01:22:21.034400047</dc:date>
    <meta:editing-duration>PT1H32M23S</meta:editing-duration>
    <meta:editing-cycles>2</meta:editing-cycles>
    <meta:generator>LibreOffice/5.1.6.2$Linux_X86_64 LibreOffice_project/10m0$Build-2</meta:generator>
    <meta:document-statistic meta:table-count="0" meta:image-count="0" meta:object-count="0" meta:page-count="4" meta:paragraph-count="113" meta:word-count="892" meta:character-count="5108" meta:non-whitespace-character-count="3988"/>
  </office:meta>
</office:document-meta>
</file>